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c6a0" officeooo:paragraph-rsid="000dc6a0"/>
    </style:style>
    <style:style style:name="P2" style:family="paragraph" style:parent-style-name="Text_20_body" style:list-style-name="L1">
      <style:text-properties officeooo:rsid="000dc6a0" officeooo:paragraph-rsid="000dc6a0"/>
    </style:style>
    <style:style style:name="P3" style:family="paragraph" style:parent-style-name="Text_20_body" style:list-style-name="L1">
      <style:text-properties officeooo:rsid="000dc6a0" officeooo:paragraph-rsid="00111271"/>
    </style:style>
    <style:style style:name="P4" style:family="paragraph" style:parent-style-name="Text_20_body" style:list-style-name="L1">
      <style:text-properties officeooo:rsid="000f9d1b" officeooo:paragraph-rsid="000f9d1b"/>
    </style:style>
    <style:style style:name="P5" style:family="paragraph" style:parent-style-name="Text_20_body">
      <style:paragraph-properties fo:margin-left="0.4902in" fo:margin-right="0in" fo:text-indent="0in" style:auto-text-indent="false"/>
      <style:text-properties officeooo:rsid="000f9d1b" officeooo:paragraph-rsid="000f9d1b"/>
    </style:style>
    <style:style style:name="P6" style:family="paragraph" style:parent-style-name="Text_20_body">
      <style:paragraph-properties fo:margin-left="0.4902in" fo:margin-right="0in" fo:text-indent="0in" style:auto-text-indent="false"/>
      <style:text-properties officeooo:rsid="000dc6a0" officeooo:paragraph-rsid="00111271"/>
    </style:style>
    <style:style style:name="P7" style:family="paragraph" style:parent-style-name="Heading_20_1">
      <style:text-properties officeooo:rsid="000dc6a0" officeooo:paragraph-rsid="000dc6a0"/>
    </style:style>
    <style:style style:name="T1" style:family="text">
      <style:text-properties officeooo:rsid="001112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pgrading from IBX 1.4.x</text:h>
      <text:p text:style-name="P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1">When migrating an existing IBX 1.4.x application to IBX 2.0.0 most use<text:span text:style-name="T1">r</text:span>s will need only to recompile against the upgraded package. However, advanced users may need to make changes due to the following incompatibilities:</text:p>
      <text:list xml:id="list257668860983450127" text:style-name="L1">
        <text:list-item>
          <text:p text:style-name="P3">The IBIntf, IBCodePage and IBXConst units have been removed from the package. Uses clauses that use IBIntf or IBXConst should be replaced with use of the “IB” unit. This is now part of the fbintf package and <text:span text:style-name="T1">which </text:span>provides the Firebird (Pascal) API including all constants and type definitions associated with it. </text:p>
        </text:list-item>
      </text:list>
      <text:p text:style-name="P6">IBCodePage was an internal unit providing the mapping between Firebird Character sets and code pages. Equivalent functionality is now provided by the Firebird (Pascal) API.</text:p>
      <text:list xml:id="list145157250369149" text:continue-numbering="true" text:style-name="L1">
        <text:list-item>
          <text:p text:style-name="P2">Any use of the IBHeader unit should be replaced with use of the IB unit. If there is a resulting compile time error <text:span text:style-name="T1">after this is done</text:span> then the reason is probably due to a dependency on <text:span text:style-name="T1">the </text:span>legacy Firebird API. IBHeader still exists but it <text:span text:style-name="T1">contains</text:span> the definition of the legacy API and any dependency on it implies a <text:span text:style-name="T1">potential </text:span>problem <text:span text:style-name="T1">when IBX </text:span>us<text:span text:style-name="T1">es</text:span> the new Firebird 3 API. Any such dependency should be identified and replaced with the equivalent functionality provided by the <text:s/>Firebird (Pascal) API defined in the IB unit.</text:p>
        </text:list-item>
        <text:list-item>
          <text:p text:style-name="P4">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4">In TIBCustomDataSet descendents (e.g. TIBQuery, TBDataSet, TIBTable, TIBStoredProc), the prepare method no longer automatically unprepares the underlying SQL statement(s) if it had to automatically start the transaction in order to prepare the statement. When IBX was limited to the legacy API, it was able to take advantage of a feature of the API (a shared data structured was not cleared on transaction close) that is no longer feasible. It hence no longer makes sense to automatically <text:span text:style-name="T1">close the transaction</text:span>.</text:p>
        </text:list-item>
      </text:list>
      <text:p text:style-name="P5">This may be a problem if your program relies on explicit start/commit of a transaction and your transaction is started after accessing (e.g.) a query parameter (e.g. using ParamByName). In this case, the transaction will <text:span text:style-name="T1">have </text:span>be<text:span text:style-name="T1">en</text:span> automatically started and then automatically committed when the dataset is closed – rather than when you explicitly commit the transaction.</text:p>
      <text:p text:style-name="P5">To avoid this behaviour, ensure that explicitly started transactions are always started before any operations on a <text:s/>TIBCustomDataSet descend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9T14:26:37.898146538</meta:creation-date>
    <dc:date>2016-11-09T14:51:55.458229170</dc:date>
    <dc:creator>Tony Whyman</dc:creator>
    <meta:editing-duration>PT11M30S</meta:editing-duration>
    <meta:editing-cycles>3</meta:editing-cycles>
    <meta:generator>LibreOffice/4.2.8.2$Linux_X86_64 LibreOffice_project/420m0$Build-2</meta:generator>
    <meta:document-statistic meta:table-count="0" meta:image-count="0" meta:object-count="0" meta:page-count="1" meta:paragraph-count="11" meta:word-count="543" meta:character-count="3351" meta:non-whitespace-character-count="2818"/>
  </office:meta>
</office:document-meta>
</file>